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9.712cm" svg:height="12.192cm" svg:x="18.288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78cm" svg:height="1.27cm" svg:x="6.428cm" svg:y="0.864cm">
          <text:p text:style-name="P1">c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096cm" svg:height="1.778cm" svg:x="11.43cm" svg:y="4.128cm">
          <text:p text:style-name="P1">is smaller than</text:p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6.096cm" svg:height="1.778cm" svg:x="1.196cm" svg:y="11.278cm">
          <text:p text:style-name="P1">is subclass of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3.81cm" svg:height="2.032cm" svg:x="14.224cm" svg:y="8.7cm">
          <text:p text:style-name="P1">is stati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032cm" svg:x="0.332cm" svg:y="0.356cm">
          <text:p text:style-name="P1">is dynami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778cm" svg:x="10.414cm" svg:y="7.938cm">
          <text:p text:style-name="P1">hou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4cm" svg:height="1.778cm" svg:x="2.974cm" svg:y="7.722cm">
          <text:p text:style-name="P1">fe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4cm" svg:height="1.778cm" svg:x="2.72cm" svg:y="14.834cm">
          <text:p text:style-name="P1">anim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4cm" svg:height="1.778cm" svg:x="20.204cm" svg:y="2.678cm">
          <text:p text:style-name="P1">&lt;name&g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4.49cm" svg:height="1.673cm" svg:x="23.506cm" svg:y="2.932cm">
          <draw:text-box>
            <text:p>Category of </text:p>
            <text:p>physical entity</text:p>
          </draw:text-box>
        </draw:frame>
        <draw:custom-shape draw:style-name="gr2" draw:text-style-name="P1" draw:layer="layout" svg:width="4.064cm" svg:height="1.524cm" svg:x="19.442cm" svg:y="5.218cm">
          <text:p text:style-name="P1">&lt;property&gt;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096cm" svg:height="1.778cm" svg:x="18.68cm" svg:y="7.25cm">
          <text:p text:style-name="P1">&lt;relation&gt;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6.096cm" svg:height="1.778cm" svg:x="6.096cm" svg:y="4.128cm">
          <text:p text:style-name="P1"/>
          <draw:enhanced-geometry svg:viewBox="0 0 21600 21600" draw:glue-points="?f6 10800 10800 21600 ?f5 10800 10800 0" draw:text-areas="?f3 ?f3 ?f4 ?f4" draw:mirror-horizontal="false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layer="layout" svg:width="4.172cm" svg:height="0.962cm" svg:x="7.258cm" svg:y="4.636cm">
          <draw:text-box>
            <text:p>is larger than</text:p>
          </draw:text-box>
        </draw:frame>
        <draw:custom-shape draw:style-name="gr2" draw:text-style-name="P1" draw:layer="layout" svg:width="6.096cm" svg:height="1.778cm" svg:x="18.796cm" svg:y="9.908cm">
          <text:p/>
          <draw:enhanced-geometry svg:viewBox="0 0 21600 21600" draw:glue-points="?f6 10800 10800 21600 ?f5 10800 10800 0" draw:text-areas="?f3 ?f3 ?f4 ?f4" draw:mirror-horizontal="false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layer="layout" svg:width="3.131cm" svg:height="1.673cm" svg:x="20.558cm" svg:y="9.916cm">
          <draw:text-box>
            <text:p>&lt;Inverse </text:p>
            <text:p>relation&gt;</text:p>
          </draw:text-box>
        </draw:frame>
        <draw:frame draw:style-name="gr4" draw:text-style-name="P2" draw:layer="layout" svg:width="3.093cm" svg:height="1.524cm" svg:x="21.982cm" svg:y="0.254cm">
          <draw:text-box>
            <text:p><text:span text:style-name="T1">Legend</text:span></text:p>
          </draw:text-box>
        </draw:frame>
        <draw:line draw:style-name="gr5" draw:text-style-name="P1" draw:layer="layout" svg:x1="4.244cm" svg:y1="9.5cm" svg:x2="4.244cm" svg:y2="11.278cm">
          <text:p/>
        </draw:line>
        <draw:line draw:style-name="gr5" draw:text-style-name="P1" draw:layer="layout" svg:x1="4.244cm" svg:y1="13.056cm" svg:x2="3.99cm" svg:y2="14.834cm">
          <text:p/>
        </draw:line>
        <draw:custom-shape draw:style-name="gr2" draw:text-style-name="P1" draw:layer="layout" svg:width="6.096cm" svg:height="1.778cm" svg:x="1.016cm" svg:y="4.128cm">
          <text:p text:style-name="P1">is subclass of</text:p>
          <draw:enhanced-geometry svg:viewBox="0 0 21600 21600" draw:glue-points="?f6 10800 10800 21600 ?f5 10800 10800 0" draw:text-areas="?f3 ?f3 ?f4 ?f4" draw:type="trapezoid" draw:modifiers="5863.2114154502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" draw:text-style-name="P1" draw:layer="layout" svg:x1="4.244cm" svg:y1="5.906cm" svg:x2="4.244cm" svg:y2="7.722cm">
          <text:p/>
        </draw:line>
        <draw:line draw:style-name="gr5" draw:text-style-name="P1" draw:layer="layout" svg:x1="7.444cm" svg:y1="2.134cm" svg:x2="4.064cm" svg:y2="4.128cm">
          <text:p/>
        </draw:line>
        <draw:line draw:style-name="gr5" draw:text-style-name="P1" draw:layer="layout" svg:x1="6.428cm" svg:y1="1.626cm" svg:x2="4.142cm" svg:y2="1.626cm">
          <text:p/>
        </draw:line>
        <draw:line draw:style-name="gr5" draw:text-style-name="P1" draw:layer="layout" svg:x1="12.954cm" svg:y1="8.7cm" svg:x2="14.224cm" svg:y2="9.716cm">
          <text:p/>
        </draw:line>
        <draw:line draw:style-name="gr5" draw:text-style-name="P1" draw:layer="layout" svg:x1="8.206cm" svg:y1="1.588cm" svg:x2="14.478cm" svg:y2="4.128cm">
          <text:p/>
        </draw:line>
        <draw:line draw:style-name="gr5" draw:text-style-name="P1" draw:layer="layout" svg:x1="11.43cm" svg:y1="7.938cm" svg:x2="9.144cm" svg:y2="5.906cm">
          <text:p/>
        </draw:line>
        <draw:line draw:style-name="gr5" draw:text-style-name="P1" draw:layer="layout" svg:x1="14.478cm" svg:y1="5.906cm" svg:x2="12.7cm" svg:y2="8.192cm">
          <text:p/>
        </draw:line>
        <draw:line draw:style-name="gr5" draw:text-style-name="P1" draw:layer="layout" svg:x1="7.874cm" svg:y1="1.842cm" svg:x2="9.144cm" svg:y2="4.128cm">
          <text:p/>
        </draw:line>
        <draw:custom-shape draw:style-name="gr2" draw:text-style-name="P1" draw:layer="layout" svg:width="6.096cm" svg:height="1.778cm" svg:x="8.396cm" svg:y="11.278cm">
          <text:p text:style-name="P1">is subclass of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2.54cm" svg:height="1.778cm" svg:x="9.92cm" svg:y="14.834cm">
          <text:p text:style-name="P1">build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1.444cm" svg:y1="9.716cm" svg:x2="11.444cm" svg:y2="11.278cm">
          <text:p/>
        </draw:line>
        <draw:line draw:style-name="gr5" draw:text-style-name="P1" draw:layer="layout" svg:x1="11.444cm" svg:y1="13.056cm" svg:x2="11.19cm" svg:y2="14.834cm">
          <text:p/>
        </draw:line>
        <draw:line draw:style-name="gr5" draw:text-style-name="P1" draw:layer="layout" svg:x1="12.46cm" svg:y1="15.558cm" svg:x2="16.324cm" svg:y2="10.816cm">
          <text:p/>
        </draw:lin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8T12:17:46</meta:creation-date>
    <dc:date>2014-09-28T12:42:05</dc:date>
    <meta:editing-duration>PT8M9S</meta:editing-duration>
    <meta:editing-cycles>1</meta:editing-cycles>
    <meta:document-statistic meta:object-count="57"/>
    <meta:generator>LibreOffice/4.0.5.2$MacOSX_x86 LibreOffice_project/5464147a081647a250913f19c0715bca595af2f</meta:generator>
  </office:meta>
</office:document-meta>
</file>